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6pt"/>
    </style:style>
    <style:style style:name="co2" style:family="table-column">
      <style:table-column-properties fo:break-before="auto" style:column-width="16.75pt"/>
    </style:style>
    <style:style style:name="co3" style:family="table-column">
      <style:table-column-properties fo:break-before="auto" style:column-width="25.31pt"/>
    </style:style>
    <style:style style:name="co4" style:family="table-column">
      <style:table-column-properties fo:break-before="auto" style:column-width="783.95pt"/>
    </style:style>
    <style:style style:name="co5" style:family="table-column">
      <style:table-column-properties fo:break-before="auto" style:column-width="735.59pt"/>
    </style:style>
    <style:style style:name="co6" style:family="table-column">
      <style:table-column-properties fo:break-before="auto" style:column-width="64.26pt"/>
    </style:style>
    <style:style style:name="ro1" style:family="table-row">
      <style:table-row-properties style:row-height="12.84pt" fo:break-before="auto" style:use-optimal-row-height="true"/>
    </style:style>
    <style:style style:name="ro2" style:family="table-row">
      <style:table-row-properties style:row-height="13.2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pt"/>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pt"/>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pt"/>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ing</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mer</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umn</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r</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ing Power</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Attack Power</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1} health.</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19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8">00/00/0000</text:date>, <text:time style:data-style-name="N2" text:time-value="16:55:58.2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20-02-08T16:56:39.913000000</dc:date>
    <meta:editing-duration>P144DT15H8M2S</meta:editing-duration>
    <meta:editing-cycles>1595</meta:editing-cycles>
    <meta:document-statistic meta:table-count="1" meta:cell-count="7572" meta:object-count="0"/>
  </office:meta>
</office:document-meta>
</file>